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*([.A1]+1)*0.5" office:value-type="float" office:value="1" calcext:value-type="float">
            <text:p>1</text:p>
          </table:table-cell>
          <table:table-cell table:formula="of:=[.B1]/17" office:value-type="float" office:value="0.0588235294117647" calcext:value-type="float">
            <text:p>0.058823529411765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[.A2]*([.A2]+1)*0.5" office:value-type="float" office:value="3" calcext:value-type="float">
            <text:p>3</text:p>
          </table:table-cell>
          <table:table-cell table:formula="of:=[.B2]/17" office:value-type="float" office:value="0.176470588235294" calcext:value-type="float">
            <text:p>0.176470588235294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[.A3]*([.A3]+1)*0.5" office:value-type="float" office:value="6" calcext:value-type="float">
            <text:p>6</text:p>
          </table:table-cell>
          <table:table-cell table:formula="of:=[.B3]/17" office:value-type="float" office:value="0.352941176470588" calcext:value-type="float">
            <text:p>0.352941176470588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[.A4]*([.A4]+1)*0.5" office:value-type="float" office:value="10" calcext:value-type="float">
            <text:p>10</text:p>
          </table:table-cell>
          <table:table-cell table:formula="of:=[.B4]/17" office:value-type="float" office:value="0.588235294117647" calcext:value-type="float">
            <text:p>0.588235294117647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[.A5]*([.A5]+1)*0.5" office:value-type="float" office:value="15" calcext:value-type="float">
            <text:p>15</text:p>
          </table:table-cell>
          <table:table-cell table:formula="of:=[.B5]/17" office:value-type="float" office:value="0.882352941176471" calcext:value-type="float">
            <text:p>0.882352941176471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[.A6]*([.A6]+1)*0.5" office:value-type="float" office:value="21" calcext:value-type="float">
            <text:p>21</text:p>
          </table:table-cell>
          <table:table-cell table:formula="of:=[.B6]/17" office:value-type="float" office:value="1.23529411764706" calcext:value-type="float">
            <text:p>1.23529411764706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[.A7]*([.A7]+1)*0.5" office:value-type="float" office:value="28" calcext:value-type="float">
            <text:p>28</text:p>
          </table:table-cell>
          <table:table-cell table:formula="of:=[.B7]/17" office:value-type="float" office:value="1.64705882352941" calcext:value-type="float">
            <text:p>1.64705882352941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[.A8]*([.A8]+1)*0.5" office:value-type="float" office:value="36" calcext:value-type="float">
            <text:p>36</text:p>
          </table:table-cell>
          <table:table-cell table:formula="of:=[.B8]/17" office:value-type="float" office:value="2.11764705882353" calcext:value-type="float">
            <text:p>2.11764705882353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[.A9]*([.A9]+1)*0.5" office:value-type="float" office:value="45" calcext:value-type="float">
            <text:p>45</text:p>
          </table:table-cell>
          <table:table-cell table:formula="of:=[.B9]/17" office:value-type="float" office:value="2.64705882352941" calcext:value-type="float">
            <text:p>2.64705882352941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[.A10]*([.A10]+1)*0.5" office:value-type="float" office:value="55" calcext:value-type="float">
            <text:p>55</text:p>
          </table:table-cell>
          <table:table-cell table:formula="of:=[.B10]/17" office:value-type="float" office:value="3.23529411764706" calcext:value-type="float">
            <text:p>3.23529411764706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[.A11]*([.A11]+1)*0.5" office:value-type="float" office:value="66" calcext:value-type="float">
            <text:p>66</text:p>
          </table:table-cell>
          <table:table-cell table:formula="of:=[.B11]/17" office:value-type="float" office:value="3.88235294117647" calcext:value-type="float">
            <text:p>3.88235294117647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[.A12]*([.A12]+1)*0.5" office:value-type="float" office:value="78" calcext:value-type="float">
            <text:p>78</text:p>
          </table:table-cell>
          <table:table-cell table:formula="of:=[.B12]/17" office:value-type="float" office:value="4.58823529411765" calcext:value-type="float">
            <text:p>4.58823529411765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[.A13]*([.A13]+1)*0.5" office:value-type="float" office:value="91" calcext:value-type="float">
            <text:p>91</text:p>
          </table:table-cell>
          <table:table-cell table:formula="of:=[.B13]/17" office:value-type="float" office:value="5.35294117647059" calcext:value-type="float">
            <text:p>5.35294117647059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[.A14]*([.A14]+1)*0.5" office:value-type="float" office:value="105" calcext:value-type="float">
            <text:p>105</text:p>
          </table:table-cell>
          <table:table-cell table:formula="of:=[.B14]/17" office:value-type="float" office:value="6.17647058823529" calcext:value-type="float">
            <text:p>6.17647058823529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[.A15]*([.A15]+1)*0.5" office:value-type="float" office:value="120" calcext:value-type="float">
            <text:p>120</text:p>
          </table:table-cell>
          <table:table-cell table:formula="of:=[.B15]/17" office:value-type="float" office:value="7.05882352941176" calcext:value-type="float">
            <text:p>7.05882352941176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[.A16]*([.A16]+1)*0.5" office:value-type="float" office:value="136" calcext:value-type="float">
            <text:p>136</text:p>
          </table:table-cell>
          <table:table-cell table:formula="of:=[.B16]/17" office:value-type="float" office:value="8" calcext:value-type="float">
            <text:p>8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[.A17]*([.A17]+1)*0.5" office:value-type="float" office:value="153" calcext:value-type="float">
            <text:p>153</text:p>
          </table:table-cell>
          <table:table-cell table:formula="of:=[.B17]/17" office:value-type="float" office:value="9" calcext:value-type="float">
            <text:p>9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[.A18]*([.A18]+1)*0.5" office:value-type="float" office:value="171" calcext:value-type="float">
            <text:p>171</text:p>
          </table:table-cell>
          <table:table-cell table:formula="of:=[.B18]/17" office:value-type="float" office:value="10.0588235294118" calcext:value-type="float">
            <text:p>10.0588235294118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[.A19]*([.A19]+1)*0.5" office:value-type="float" office:value="190" calcext:value-type="float">
            <text:p>190</text:p>
          </table:table-cell>
          <table:table-cell table:formula="of:=[.B19]/17" office:value-type="float" office:value="11.1764705882353" calcext:value-type="float">
            <text:p>11.1764705882353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[.A20]*([.A20]+1)*0.5" office:value-type="float" office:value="210" calcext:value-type="float">
            <text:p>210</text:p>
          </table:table-cell>
          <table:table-cell table:formula="of:=[.B20]/17" office:value-type="float" office:value="12.3529411764706" calcext:value-type="float">
            <text:p>12.3529411764706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[.A21]*([.A21]+1)*0.5" office:value-type="float" office:value="231" calcext:value-type="float">
            <text:p>231</text:p>
          </table:table-cell>
          <table:table-cell table:formula="of:=[.B21]/17" office:value-type="float" office:value="13.5882352941176" calcext:value-type="float">
            <text:p>13.5882352941176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[.A22]*([.A22]+1)*0.5" office:value-type="float" office:value="253" calcext:value-type="float">
            <text:p>253</text:p>
          </table:table-cell>
          <table:table-cell table:formula="of:=[.B22]/17" office:value-type="float" office:value="14.8823529411765" calcext:value-type="float">
            <text:p>14.8823529411765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[.A23]*([.A23]+1)*0.5" office:value-type="float" office:value="276" calcext:value-type="float">
            <text:p>276</text:p>
          </table:table-cell>
          <table:table-cell table:formula="of:=[.B23]/17" office:value-type="float" office:value="16.2352941176471" calcext:value-type="float">
            <text:p>16.2352941176471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[.A24]*([.A24]+1)*0.5" office:value-type="float" office:value="300" calcext:value-type="float">
            <text:p>300</text:p>
          </table:table-cell>
          <table:table-cell table:formula="of:=[.B24]/17" office:value-type="float" office:value="17.6470588235294" calcext:value-type="float">
            <text:p>17.6470588235294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[.A25]*([.A25]+1)*0.5" office:value-type="float" office:value="325" calcext:value-type="float">
            <text:p>325</text:p>
          </table:table-cell>
          <table:table-cell table:formula="of:=[.B25]/17" office:value-type="float" office:value="19.1176470588235" calcext:value-type="float">
            <text:p>19.1176470588235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[.A26]*([.A26]+1)*0.5" office:value-type="float" office:value="351" calcext:value-type="float">
            <text:p>351</text:p>
          </table:table-cell>
          <table:table-cell table:formula="of:=[.B26]/17" office:value-type="float" office:value="20.6470588235294" calcext:value-type="float">
            <text:p>20.6470588235294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[.A27]*([.A27]+1)*0.5" office:value-type="float" office:value="378" calcext:value-type="float">
            <text:p>378</text:p>
          </table:table-cell>
          <table:table-cell table:formula="of:=[.B27]/17" office:value-type="float" office:value="22.2352941176471" calcext:value-type="float">
            <text:p>22.2352941176471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[.A28]*([.A28]+1)*0.5" office:value-type="float" office:value="406" calcext:value-type="float">
            <text:p>406</text:p>
          </table:table-cell>
          <table:table-cell table:formula="of:=[.B28]/17" office:value-type="float" office:value="23.8823529411765" calcext:value-type="float">
            <text:p>23.8823529411765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[.A29]*([.A29]+1)*0.5" office:value-type="float" office:value="435" calcext:value-type="float">
            <text:p>435</text:p>
          </table:table-cell>
          <table:table-cell table:formula="of:=[.B29]/17" office:value-type="float" office:value="25.5882352941176" calcext:value-type="float">
            <text:p>25.5882352941176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[.A30]*([.A30]+1)*0.5" office:value-type="float" office:value="465" calcext:value-type="float">
            <text:p>465</text:p>
          </table:table-cell>
          <table:table-cell table:formula="of:=[.B30]/17" office:value-type="float" office:value="27.3529411764706" calcext:value-type="float">
            <text:p>27.3529411764706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[.A31]*([.A31]+1)*0.5" office:value-type="float" office:value="496" calcext:value-type="float">
            <text:p>496</text:p>
          </table:table-cell>
          <table:table-cell table:formula="of:=[.B31]/17" office:value-type="float" office:value="29.1764705882353" calcext:value-type="float">
            <text:p>29.1764705882353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[.A32]*([.A32]+1)*0.5" office:value-type="float" office:value="528" calcext:value-type="float">
            <text:p>528</text:p>
          </table:table-cell>
          <table:table-cell table:formula="of:=[.B32]/17" office:value-type="float" office:value="31.0588235294118" calcext:value-type="float">
            <text:p>31.0588235294118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[.A33]*([.A33]+1)*0.5" office:value-type="float" office:value="561" calcext:value-type="float">
            <text:p>561</text:p>
          </table:table-cell>
          <table:table-cell table:formula="of:=[.B33]/17" office:value-type="float" office:value="33" calcext:value-type="float">
            <text:p>33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[.A34]*([.A34]+1)*0.5" office:value-type="float" office:value="595" calcext:value-type="float">
            <text:p>595</text:p>
          </table:table-cell>
          <table:table-cell table:formula="of:=[.B34]/17" office:value-type="float" office:value="35" calcext:value-type="float">
            <text:p>35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[.A35]*([.A35]+1)*0.5" office:value-type="float" office:value="630" calcext:value-type="float">
            <text:p>630</text:p>
          </table:table-cell>
          <table:table-cell table:formula="of:=[.B35]/17" office:value-type="float" office:value="37.0588235294118" calcext:value-type="float">
            <text:p>37.0588235294118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[.A36]*([.A36]+1)*0.5" office:value-type="float" office:value="666" calcext:value-type="float">
            <text:p>666</text:p>
          </table:table-cell>
          <table:table-cell table:formula="of:=[.B36]/17" office:value-type="float" office:value="39.1764705882353" calcext:value-type="float">
            <text:p>39.1764705882353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[.A37]*([.A37]+1)*0.5" office:value-type="float" office:value="703" calcext:value-type="float">
            <text:p>703</text:p>
          </table:table-cell>
          <table:table-cell table:formula="of:=[.B37]/17" office:value-type="float" office:value="41.3529411764706" calcext:value-type="float">
            <text:p>41.3529411764706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[.A38]*([.A38]+1)*0.5" office:value-type="float" office:value="741" calcext:value-type="float">
            <text:p>741</text:p>
          </table:table-cell>
          <table:table-cell table:formula="of:=[.B38]/17" office:value-type="float" office:value="43.5882352941176" calcext:value-type="float">
            <text:p>43.5882352941176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[.A39]*([.A39]+1)*0.5" office:value-type="float" office:value="780" calcext:value-type="float">
            <text:p>780</text:p>
          </table:table-cell>
          <table:table-cell table:formula="of:=[.B39]/17" office:value-type="float" office:value="45.8823529411765" calcext:value-type="float">
            <text:p>45.8823529411765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[.A40]*([.A40]+1)*0.5" office:value-type="float" office:value="820" calcext:value-type="float">
            <text:p>820</text:p>
          </table:table-cell>
          <table:table-cell table:formula="of:=[.B40]/17" office:value-type="float" office:value="48.2352941176471" calcext:value-type="float">
            <text:p>48.2352941176471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[.A41]*([.A41]+1)*0.5" office:value-type="float" office:value="861" calcext:value-type="float">
            <text:p>861</text:p>
          </table:table-cell>
          <table:table-cell table:formula="of:=[.B41]/17" office:value-type="float" office:value="50.6470588235294" calcext:value-type="float">
            <text:p>50.6470588235294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[.A42]*([.A42]+1)*0.5" office:value-type="float" office:value="903" calcext:value-type="float">
            <text:p>903</text:p>
          </table:table-cell>
          <table:table-cell table:formula="of:=[.B42]/17" office:value-type="float" office:value="53.1176470588235" calcext:value-type="float">
            <text:p>53.1176470588235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[.A43]*([.A43]+1)*0.5" office:value-type="float" office:value="946" calcext:value-type="float">
            <text:p>946</text:p>
          </table:table-cell>
          <table:table-cell table:formula="of:=[.B43]/17" office:value-type="float" office:value="55.6470588235294" calcext:value-type="float">
            <text:p>55.6470588235294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[.A44]*([.A44]+1)*0.5" office:value-type="float" office:value="990" calcext:value-type="float">
            <text:p>990</text:p>
          </table:table-cell>
          <table:table-cell table:formula="of:=[.B44]/17" office:value-type="float" office:value="58.2352941176471" calcext:value-type="float">
            <text:p>58.2352941176471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[.A45]*([.A45]+1)*0.5" office:value-type="float" office:value="1035" calcext:value-type="float">
            <text:p>1035</text:p>
          </table:table-cell>
          <table:table-cell table:formula="of:=[.B45]/17" office:value-type="float" office:value="60.8823529411765" calcext:value-type="float">
            <text:p>60.8823529411765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[.A46]*([.A46]+1)*0.5" office:value-type="float" office:value="1081" calcext:value-type="float">
            <text:p>1081</text:p>
          </table:table-cell>
          <table:table-cell table:formula="of:=[.B46]/17" office:value-type="float" office:value="63.5882352941176" calcext:value-type="float">
            <text:p>63.5882352941176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[.A47]*([.A47]+1)*0.5" office:value-type="float" office:value="1128" calcext:value-type="float">
            <text:p>1128</text:p>
          </table:table-cell>
          <table:table-cell table:formula="of:=[.B47]/17" office:value-type="float" office:value="66.3529411764706" calcext:value-type="float">
            <text:p>66.3529411764706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[.A48]*([.A48]+1)*0.5" office:value-type="float" office:value="1176" calcext:value-type="float">
            <text:p>1176</text:p>
          </table:table-cell>
          <table:table-cell table:formula="of:=[.B48]/17" office:value-type="float" office:value="69.1764705882353" calcext:value-type="float">
            <text:p>69.1764705882353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[.A49]*([.A49]+1)*0.5" office:value-type="float" office:value="1225" calcext:value-type="float">
            <text:p>1225</text:p>
          </table:table-cell>
          <table:table-cell table:formula="of:=[.B49]/17" office:value-type="float" office:value="72.0588235294118" calcext:value-type="float">
            <text:p>72.0588235294118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[.A50]*([.A50]+1)*0.5" office:value-type="float" office:value="1275" calcext:value-type="float">
            <text:p>1275</text:p>
          </table:table-cell>
          <table:table-cell table:formula="of:=[.B50]/17" office:value-type="float" office:value="75" calcext:value-type="float">
            <text:p>75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[.A51]*([.A51]+1)*0.5" office:value-type="float" office:value="1326" calcext:value-type="float">
            <text:p>1326</text:p>
          </table:table-cell>
          <table:table-cell table:formula="of:=[.B51]/17" office:value-type="float" office:value="78" calcext:value-type="float">
            <text:p>78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[.A52]*([.A52]+1)*0.5" office:value-type="float" office:value="1378" calcext:value-type="float">
            <text:p>1378</text:p>
          </table:table-cell>
          <table:table-cell table:formula="of:=[.B52]/17" office:value-type="float" office:value="81.0588235294118" calcext:value-type="float">
            <text:p>81.0588235294118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[.A53]*([.A53]+1)*0.5" office:value-type="float" office:value="1431" calcext:value-type="float">
            <text:p>1431</text:p>
          </table:table-cell>
          <table:table-cell table:formula="of:=[.B53]/17" office:value-type="float" office:value="84.1764705882353" calcext:value-type="float">
            <text:p>84.1764705882353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[.A54]*([.A54]+1)*0.5" office:value-type="float" office:value="1485" calcext:value-type="float">
            <text:p>1485</text:p>
          </table:table-cell>
          <table:table-cell table:formula="of:=[.B54]/17" office:value-type="float" office:value="87.3529411764706" calcext:value-type="float">
            <text:p>87.3529411764706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[.A55]*([.A55]+1)*0.5" office:value-type="float" office:value="1540" calcext:value-type="float">
            <text:p>1540</text:p>
          </table:table-cell>
          <table:table-cell table:formula="of:=[.B55]/17" office:value-type="float" office:value="90.5882352941176" calcext:value-type="float">
            <text:p>90.5882352941176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[.A56]*([.A56]+1)*0.5" office:value-type="float" office:value="1596" calcext:value-type="float">
            <text:p>1596</text:p>
          </table:table-cell>
          <table:table-cell table:formula="of:=[.B56]/17" office:value-type="float" office:value="93.8823529411765" calcext:value-type="float">
            <text:p>93.8823529411765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[.A57]*([.A57]+1)*0.5" office:value-type="float" office:value="1653" calcext:value-type="float">
            <text:p>1653</text:p>
          </table:table-cell>
          <table:table-cell table:formula="of:=[.B57]/17" office:value-type="float" office:value="97.2352941176471" calcext:value-type="float">
            <text:p>97.2352941176471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[.A58]*([.A58]+1)*0.5" office:value-type="float" office:value="1711" calcext:value-type="float">
            <text:p>1711</text:p>
          </table:table-cell>
          <table:table-cell table:formula="of:=[.B58]/17" office:value-type="float" office:value="100.647058823529" calcext:value-type="float">
            <text:p>100.647058823529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[.A59]*([.A59]+1)*0.5" office:value-type="float" office:value="1770" calcext:value-type="float">
            <text:p>1770</text:p>
          </table:table-cell>
          <table:table-cell table:formula="of:=[.B59]/17" office:value-type="float" office:value="104.117647058824" calcext:value-type="float">
            <text:p>104.117647058824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[.A60]*([.A60]+1)*0.5" office:value-type="float" office:value="1830" calcext:value-type="float">
            <text:p>1830</text:p>
          </table:table-cell>
          <table:table-cell table:formula="of:=[.B60]/17" office:value-type="float" office:value="107.647058823529" calcext:value-type="float">
            <text:p>107.647058823529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[.A61]*([.A61]+1)*0.5" office:value-type="float" office:value="1891" calcext:value-type="float">
            <text:p>1891</text:p>
          </table:table-cell>
          <table:table-cell table:formula="of:=[.B61]/17" office:value-type="float" office:value="111.235294117647" calcext:value-type="float">
            <text:p>111.235294117647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[.A62]*([.A62]+1)*0.5" office:value-type="float" office:value="1953" calcext:value-type="float">
            <text:p>1953</text:p>
          </table:table-cell>
          <table:table-cell table:formula="of:=[.B62]/17" office:value-type="float" office:value="114.882352941176" calcext:value-type="float">
            <text:p>114.882352941176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[.A63]*([.A63]+1)*0.5" office:value-type="float" office:value="2016" calcext:value-type="float">
            <text:p>2016</text:p>
          </table:table-cell>
          <table:table-cell table:formula="of:=[.B63]/17" office:value-type="float" office:value="118.588235294118" calcext:value-type="float">
            <text:p>118.588235294118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[.A64]*([.A64]+1)*0.5" office:value-type="float" office:value="2080" calcext:value-type="float">
            <text:p>2080</text:p>
          </table:table-cell>
          <table:table-cell table:formula="of:=[.B64]/17" office:value-type="float" office:value="122.352941176471" calcext:value-type="float">
            <text:p>122.352941176471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[.A65]*([.A65]+1)*0.5" office:value-type="float" office:value="2145" calcext:value-type="float">
            <text:p>2145</text:p>
          </table:table-cell>
          <table:table-cell table:formula="of:=[.B65]/17" office:value-type="float" office:value="126.176470588235" calcext:value-type="float">
            <text:p>126.176470588235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[.A66]*([.A66]+1)*0.5" office:value-type="float" office:value="2211" calcext:value-type="float">
            <text:p>2211</text:p>
          </table:table-cell>
          <table:table-cell table:formula="of:=[.B66]/17" office:value-type="float" office:value="130.058823529412" calcext:value-type="float">
            <text:p>130.058823529412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[.A67]*([.A67]+1)*0.5" office:value-type="float" office:value="2278" calcext:value-type="float">
            <text:p>2278</text:p>
          </table:table-cell>
          <table:table-cell table:formula="of:=[.B67]/17" office:value-type="float" office:value="134" calcext:value-type="float">
            <text:p>134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[.A68]*([.A68]+1)*0.5" office:value-type="float" office:value="2346" calcext:value-type="float">
            <text:p>2346</text:p>
          </table:table-cell>
          <table:table-cell table:formula="of:=[.B68]/17" office:value-type="float" office:value="138" calcext:value-type="float">
            <text:p>138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[.A69]*([.A69]+1)*0.5" office:value-type="float" office:value="2415" calcext:value-type="float">
            <text:p>2415</text:p>
          </table:table-cell>
          <table:table-cell table:formula="of:=[.B69]/17" office:value-type="float" office:value="142.058823529412" calcext:value-type="float">
            <text:p>142.058823529412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[.A70]*([.A70]+1)*0.5" office:value-type="float" office:value="2485" calcext:value-type="float">
            <text:p>2485</text:p>
          </table:table-cell>
          <table:table-cell table:formula="of:=[.B70]/17" office:value-type="float" office:value="146.176470588235" calcext:value-type="float">
            <text:p>146.176470588235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[.A71]*([.A71]+1)*0.5" office:value-type="float" office:value="2556" calcext:value-type="float">
            <text:p>2556</text:p>
          </table:table-cell>
          <table:table-cell table:formula="of:=[.B71]/17" office:value-type="float" office:value="150.352941176471" calcext:value-type="float">
            <text:p>150.352941176471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[.A72]*([.A72]+1)*0.5" office:value-type="float" office:value="2628" calcext:value-type="float">
            <text:p>2628</text:p>
          </table:table-cell>
          <table:table-cell table:formula="of:=[.B72]/17" office:value-type="float" office:value="154.588235294118" calcext:value-type="float">
            <text:p>154.588235294118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[.A73]*([.A73]+1)*0.5" office:value-type="float" office:value="2701" calcext:value-type="float">
            <text:p>2701</text:p>
          </table:table-cell>
          <table:table-cell table:formula="of:=[.B73]/17" office:value-type="float" office:value="158.882352941176" calcext:value-type="float">
            <text:p>158.882352941176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[.A74]*([.A74]+1)*0.5" office:value-type="float" office:value="2775" calcext:value-type="float">
            <text:p>2775</text:p>
          </table:table-cell>
          <table:table-cell table:formula="of:=[.B74]/17" office:value-type="float" office:value="163.235294117647" calcext:value-type="float">
            <text:p>163.235294117647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[.A75]*([.A75]+1)*0.5" office:value-type="float" office:value="2850" calcext:value-type="float">
            <text:p>2850</text:p>
          </table:table-cell>
          <table:table-cell table:formula="of:=[.B75]/17" office:value-type="float" office:value="167.647058823529" calcext:value-type="float">
            <text:p>167.647058823529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[.A76]*([.A76]+1)*0.5" office:value-type="float" office:value="2926" calcext:value-type="float">
            <text:p>2926</text:p>
          </table:table-cell>
          <table:table-cell table:formula="of:=[.B76]/17" office:value-type="float" office:value="172.117647058824" calcext:value-type="float">
            <text:p>172.117647058824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[.A77]*([.A77]+1)*0.5" office:value-type="float" office:value="3003" calcext:value-type="float">
            <text:p>3003</text:p>
          </table:table-cell>
          <table:table-cell table:formula="of:=[.B77]/17" office:value-type="float" office:value="176.647058823529" calcext:value-type="float">
            <text:p>176.647058823529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[.A78]*([.A78]+1)*0.5" office:value-type="float" office:value="3081" calcext:value-type="float">
            <text:p>3081</text:p>
          </table:table-cell>
          <table:table-cell table:formula="of:=[.B78]/17" office:value-type="float" office:value="181.235294117647" calcext:value-type="float">
            <text:p>181.235294117647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[.A79]*([.A79]+1)*0.5" office:value-type="float" office:value="3160" calcext:value-type="float">
            <text:p>3160</text:p>
          </table:table-cell>
          <table:table-cell table:formula="of:=[.B79]/17" office:value-type="float" office:value="185.882352941176" calcext:value-type="float">
            <text:p>185.882352941176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[.A80]*([.A80]+1)*0.5" office:value-type="float" office:value="3240" calcext:value-type="float">
            <text:p>3240</text:p>
          </table:table-cell>
          <table:table-cell table:formula="of:=[.B80]/17" office:value-type="float" office:value="190.588235294118" calcext:value-type="float">
            <text:p>190.588235294118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[.A81]*([.A81]+1)*0.5" office:value-type="float" office:value="3321" calcext:value-type="float">
            <text:p>3321</text:p>
          </table:table-cell>
          <table:table-cell table:formula="of:=[.B81]/17" office:value-type="float" office:value="195.352941176471" calcext:value-type="float">
            <text:p>195.352941176471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[.A82]*([.A82]+1)*0.5" office:value-type="float" office:value="3403" calcext:value-type="float">
            <text:p>3403</text:p>
          </table:table-cell>
          <table:table-cell table:formula="of:=[.B82]/17" office:value-type="float" office:value="200.176470588235" calcext:value-type="float">
            <text:p>200.176470588235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[.A83]*([.A83]+1)*0.5" office:value-type="float" office:value="3486" calcext:value-type="float">
            <text:p>3486</text:p>
          </table:table-cell>
          <table:table-cell table:formula="of:=[.B83]/17" office:value-type="float" office:value="205.058823529412" calcext:value-type="float">
            <text:p>205.058823529412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[.A84]*([.A84]+1)*0.5" office:value-type="float" office:value="3570" calcext:value-type="float">
            <text:p>3570</text:p>
          </table:table-cell>
          <table:table-cell table:formula="of:=[.B84]/17" office:value-type="float" office:value="210" calcext:value-type="float">
            <text:p>210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[.A85]*([.A85]+1)*0.5" office:value-type="float" office:value="3655" calcext:value-type="float">
            <text:p>3655</text:p>
          </table:table-cell>
          <table:table-cell table:formula="of:=[.B85]/17" office:value-type="float" office:value="215" calcext:value-type="float">
            <text:p>215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[.A86]*([.A86]+1)*0.5" office:value-type="float" office:value="3741" calcext:value-type="float">
            <text:p>3741</text:p>
          </table:table-cell>
          <table:table-cell table:formula="of:=[.B86]/17" office:value-type="float" office:value="220.058823529412" calcext:value-type="float">
            <text:p>220.058823529412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[.A87]*([.A87]+1)*0.5" office:value-type="float" office:value="3828" calcext:value-type="float">
            <text:p>3828</text:p>
          </table:table-cell>
          <table:table-cell table:formula="of:=[.B87]/17" office:value-type="float" office:value="225.176470588235" calcext:value-type="float">
            <text:p>225.176470588235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[.A88]*([.A88]+1)*0.5" office:value-type="float" office:value="3916" calcext:value-type="float">
            <text:p>3916</text:p>
          </table:table-cell>
          <table:table-cell table:formula="of:=[.B88]/17" office:value-type="float" office:value="230.352941176471" calcext:value-type="float">
            <text:p>230.352941176471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[.A89]*([.A89]+1)*0.5" office:value-type="float" office:value="4005" calcext:value-type="float">
            <text:p>4005</text:p>
          </table:table-cell>
          <table:table-cell table:formula="of:=[.B89]/17" office:value-type="float" office:value="235.588235294118" calcext:value-type="float">
            <text:p>235.588235294118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[.A90]*([.A90]+1)*0.5" office:value-type="float" office:value="4095" calcext:value-type="float">
            <text:p>4095</text:p>
          </table:table-cell>
          <table:table-cell table:formula="of:=[.B90]/17" office:value-type="float" office:value="240.882352941176" calcext:value-type="float">
            <text:p>240.882352941176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[.A91]*([.A91]+1)*0.5" office:value-type="float" office:value="4186" calcext:value-type="float">
            <text:p>4186</text:p>
          </table:table-cell>
          <table:table-cell table:formula="of:=[.B91]/17" office:value-type="float" office:value="246.235294117647" calcext:value-type="float">
            <text:p>246.235294117647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[.A92]*([.A92]+1)*0.5" office:value-type="float" office:value="4278" calcext:value-type="float">
            <text:p>4278</text:p>
          </table:table-cell>
          <table:table-cell table:formula="of:=[.B92]/17" office:value-type="float" office:value="251.647058823529" calcext:value-type="float">
            <text:p>251.647058823529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[.A93]*([.A93]+1)*0.5" office:value-type="float" office:value="4371" calcext:value-type="float">
            <text:p>4371</text:p>
          </table:table-cell>
          <table:table-cell table:formula="of:=[.B93]/17" office:value-type="float" office:value="257.117647058824" calcext:value-type="float">
            <text:p>257.117647058824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[.A94]*([.A94]+1)*0.5" office:value-type="float" office:value="4465" calcext:value-type="float">
            <text:p>4465</text:p>
          </table:table-cell>
          <table:table-cell table:formula="of:=[.B94]/17" office:value-type="float" office:value="262.647058823529" calcext:value-type="float">
            <text:p>262.647058823529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[.A95]*([.A95]+1)*0.5" office:value-type="float" office:value="4560" calcext:value-type="float">
            <text:p>4560</text:p>
          </table:table-cell>
          <table:table-cell table:formula="of:=[.B95]/17" office:value-type="float" office:value="268.235294117647" calcext:value-type="float">
            <text:p>268.235294117647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[.A96]*([.A96]+1)*0.5" office:value-type="float" office:value="4656" calcext:value-type="float">
            <text:p>4656</text:p>
          </table:table-cell>
          <table:table-cell table:formula="of:=[.B96]/17" office:value-type="float" office:value="273.882352941176" calcext:value-type="float">
            <text:p>273.882352941176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[.A97]*([.A97]+1)*0.5" office:value-type="float" office:value="4753" calcext:value-type="float">
            <text:p>4753</text:p>
          </table:table-cell>
          <table:table-cell table:formula="of:=[.B97]/17" office:value-type="float" office:value="279.588235294118" calcext:value-type="float">
            <text:p>279.588235294118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[.A98]*([.A98]+1)*0.5" office:value-type="float" office:value="4851" calcext:value-type="float">
            <text:p>4851</text:p>
          </table:table-cell>
          <table:table-cell table:formula="of:=[.B98]/17" office:value-type="float" office:value="285.352941176471" calcext:value-type="float">
            <text:p>285.352941176471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[.A99]*([.A99]+1)*0.5" office:value-type="float" office:value="4950" calcext:value-type="float">
            <text:p>4950</text:p>
          </table:table-cell>
          <table:table-cell table:formula="of:=[.B99]/17" office:value-type="float" office:value="291.176470588235" calcext:value-type="float">
            <text:p>291.176470588235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[.A100]*([.A100]+1)*0.5" office:value-type="float" office:value="5050" calcext:value-type="float">
            <text:p>5050</text:p>
          </table:table-cell>
          <table:table-cell table:formula="of:=[.B100]/17" office:value-type="float" office:value="297.058823529412" calcext:value-type="float">
            <text:p>297.058823529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4:14:05.394000000</meta:creation-date>
    <dc:date>2021-09-26T06:47:25.510000000</dc:date>
    <meta:editing-duration>PT2H23M</meta:editing-duration>
    <meta:editing-cycles>1</meta:editing-cycles>
    <meta:document-statistic meta:table-count="1" meta:cell-count="300" meta:object-count="0"/>
    <meta:generator>LibreOffice/7.1.5.2$Windows_X86_64 LibreOffice_project/85f04e9f809797b8199d13c421bd8a2b025d52b5</meta:generator>
  </office:meta>
</office:document-meta>
</file>